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paragraph-rsid="001df165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3c4a73" officeooo:paragraph-rsid="001df165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fo:font-weight="normal" officeooo:rsid="0056ed30" officeooo:paragraph-rsid="002d97c9" style:font-name-asian="NSimSun" style:font-size-asian="12pt" style:language-asian="en" style:country-asian="GB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Liberation Serif" fo:font-size="12pt" fo:font-weight="normal" officeooo:rsid="001eca15" officeooo:paragraph-rsid="002d97c9" style:font-name-asian="NSimSun" style:font-size-asian="12pt" style:language-asian="en" style:country-asian="GB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Liberation Serif" fo:font-size="12pt" fo:font-weight="normal" officeooo:rsid="0015e643" officeooo:paragraph-rsid="002d97c9" style:font-name-asian="NSimSun" style:font-size-asian="12pt" style:language-asian="en" style:country-asian="GB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line-height="150%"/>
      <style:text-properties officeooo:rsid="0014711c" officeooo:paragraph-rsid="0014711c"/>
    </style:style>
    <style:style style:name="P7" style:family="paragraph" style:parent-style-name="Standard">
      <style:paragraph-properties fo:line-height="150%"/>
      <style:text-properties officeooo:paragraph-rsid="0020ab11"/>
    </style:style>
    <style:style style:name="T1" style:family="text">
      <style:text-properties officeooo:rsid="0043a625"/>
    </style:style>
    <style:style style:name="T2" style:family="text">
      <style:text-properties officeooo:rsid="00456e90"/>
    </style:style>
    <style:style style:name="T3" style:family="text">
      <style:text-properties officeooo:rsid="001f5092"/>
    </style:style>
    <style:style style:name="T4" style:family="text">
      <style:text-properties officeooo:rsid="001eca15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43a625" style:font-size-asian="12pt" style:font-size-complex="12pt"/>
    </style:style>
    <style:style style:name="T7" style:family="text">
      <style:text-properties style:font-name="Liberation Serif" fo:font-size="12pt" officeooo:rsid="0034e7fc" style:font-size-asian="12pt" style:font-size-complex="12pt"/>
    </style:style>
    <style:style style:name="T8" style:family="text">
      <style:text-properties style:font-name="Liberation Serif" fo:font-size="12pt" officeooo:rsid="002e41de" style:font-size-asian="12pt" style:font-size-complex="12pt"/>
    </style:style>
    <style:style style:name="T9" style:family="text">
      <style:text-properties officeooo:rsid="00169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oosing a Pub</text:p>
      <text:p text:style-name="P7"><text:span text:style-name="T5">Three students, </text:span><text:span text:style-name="T6">Bill</text:span><text:span text:style-name="T5">, </text:span><text:span text:style-name="T6">Alice</text:span><text:span text:style-name="T5"> and </text:span><text:span text:style-name="T6">Jane</text:span><text:span text:style-name="T5"> decide to go </text:span><text:span text:style-name="T7">to the pub </text:span><text:span text:style-name="T5">for a drink. There are four pubs to choose </text:span><text:span text:style-name="T7">from; </text:span><text:span text:style-name="T5">The Crown, The Bear, The Cross Keys, and The Eight Bells. Each student has </text:span><text:span text:style-name="T8">put the pubs in</text:span><text:span text:style-name="T5"> order of preference:</text:span></text:p>
      <text:p text:style-name="P1"><text:span text:style-name="T1">Bill</text:span>: <text:tab/>The Cross Keys, The Bear, The Crown, The Eight Bells</text:p>
      <text:p text:style-name="P1"><text:span text:style-name="T1">Alice</text:span>: <text:tab/>The Bear, The Crown, The Eight Bells, The Cross Keys</text:p>
      <text:p text:style-name="P1"><text:span text:style-name="T1">Jane</text:span>: <text:tab/>The Crown, The Eight Bells, The Cross Keys, The Bear</text:p>
      <text:p text:style-name="P1"/>
      <text:p text:style-name="P2"><text:span text:style-name="T1">Jane</text:span> says: <text:span text:style-name="T9">L</text:span>et’s go to The Crown, <text:span text:style-name="T2">it’s my favourite pub.</text:span></text:p>
      <text:p text:style-name="P1"><text:span text:style-name="T3">However t</text:span>wo students prefer The Bear to The Crown so they decide to go to <text:span text:style-name="T4">The Bear.</text:span></text:p>
      <text:p text:style-name="P1"><text:span text:style-name="T3">However t</text:span>wo students prefer The Cross Keys to The Bear so they decide to go to <text:span text:style-name="T4">The Cross Keys.</text:span></text:p>
      <text:p text:style-name="P1"><text:span text:style-name="T3">However t</text:span>wo students prefer The Eight Bells to The Cross Keys so they decide to go to <text:span text:style-name="T4">The Eight Bells.</text:span></text:p>
      <text:p text:style-name="P3">So <text:span text:style-name="T4">off </text:span>they go to The Eight Bells.</text:p>
      <text:p text:style-name="P4">After a few pints, Bill says: I prefer The Crown to The Eight Bells and the other two both agree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0" style:language-asian="en" style:country-asian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10:15:13.588000000</meta:creation-date>
    <dc:date>2022-02-22T16:44:21.254000000</dc:date>
    <meta:editing-duration>PT14M39S</meta:editing-duration>
    <meta:editing-cycles>8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1" meta:word-count="174" meta:character-count="879" meta:non-whitespace-character-count="713"/>
  </office:meta>
</office:document-meta>
</file>